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officeooo:rsid="0015c9c7" officeooo:paragraph-rsid="0015c9c7" style:font-size-asian="24.5pt" style:font-size-complex="28pt"/>
    </style:style>
    <style:style style:name="P2" style:family="paragraph" style:parent-style-name="Standard">
      <style:text-properties fo:font-size="28pt" fo:font-weight="bold" officeooo:rsid="0015c9c7" officeooo:paragraph-rsid="0015c9c7" style:font-size-asian="24.5pt" style:font-weight-asian="bold" style:font-size-complex="28pt" style:font-weight-complex="bold"/>
    </style:style>
    <style:style style:name="P3" style:family="paragraph" style:parent-style-name="Standard">
      <style:text-properties fo:font-size="20pt" officeooo:rsid="0015c9c7" officeooo:paragraph-rsid="0015c9c7" style:font-size-asian="17.5pt" style:font-size-complex="20pt"/>
    </style:style>
    <style:style style:name="P4" style:family="paragraph" style:parent-style-name="Standard">
      <style:text-properties fo:font-size="20pt" fo:font-style="italic" fo:font-weight="bold" officeooo:rsid="0015c9c7" officeooo:paragraph-rsid="0015c9c7" style:font-size-asian="17.5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fo:font-size="15pt" officeooo:rsid="0015c9c7" officeooo:paragraph-rsid="0015c9c7" style:font-size-asian="13.1000003814697pt" style:font-size-complex="15pt"/>
    </style:style>
    <style:style style:name="P6" style:family="paragraph" style:parent-style-name="Standard">
      <style:text-properties fo:font-size="15pt" fo:font-style="normal" fo:font-weight="normal" officeooo:rsid="0015c9c7" officeooo:paragraph-rsid="0015c9c7" style:font-size-asian="13.1000003814697pt" style:font-style-asian="normal" style:font-weight-asian="normal" style:font-size-complex="15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onitor de umidade de solos para plantas domésticas – Arduino Uno</text:p>
      <text:p text:style-name="P1"/>
      <text:p text:style-name="P4">Ideia do projeto</text:p>
      <text:p text:style-name="P3"/>
      <text:p text:style-name="P5">O projeto será um detector de umidade que irá avisar o usuário de quando ele deve regar sua planta.</text:p>
      <text:p text:style-name="P5"/>
      <text:p text:style-name="P4">Materiais utilizados</text:p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2T19:02:34.881737755</meta:creation-date>
    <dc:date>2018-11-22T19:12:29.393164822</dc:date>
    <meta:editing-duration>PT9M58S</meta:editing-duration>
    <meta:editing-cycles>1</meta:editing-cycles>
    <meta:document-statistic meta:table-count="0" meta:image-count="0" meta:object-count="0" meta:page-count="1" meta:paragraph-count="4" meta:word-count="34" meta:character-count="200" meta:non-whitespace-character-count="169"/>
    <meta:generator>LibreOffice/6.0.3.2$Linux_X86_64 LibreOffice_project/00m0$Build-2</meta:generator>
  </office:meta>
</office:document-meta>
</file>